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>
      <style:text-properties fo:font-weight="bold"/>
    </style:style>
  </office:automatic-styles>
  <office:body>
    <office:text>
      <delta:tracked-changes>
        <delta:change-transaction delta:change-id="F">
          <delta:change-info>
            <dc:creator>John Smith</dc:creator>
            <dc:date>2010-06-23T10:00:00</dc:date>
          </delta:change-info>
        </delta:change-transaction>
        <delta:change-transaction delta:change-id="D">
          <delta:change-info>
            <dc:creator>Jane Doe</dc:creator>
            <dc:date>2010-06-24T10:00:00</dc:date>
          </delta:change-info>
        </delta:change-transaction>
      </delta:tracked-changes>
      <text:h text:outline-level="1" text:style-name="P1">Insert amd Remove Span</text:h>
      <text:p text:style-name="P2">In this sample, the words between square brackets in the following paragraph will be made bold and then deleted</text:p>
      <text:p text:style-name="P2">Plain words. [<delta:removed-content delta:removal-change-idref="D"><text:span text:style-name="T1" delta:insertion-change-idref="F" delta:insertion-type="insert-around-content">Make these bold.</text:span></delta:removed-content>] Plain words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1T14:11:10</dc:date>
    <meta:creation-date>2010-07-21T14:07:59</meta:creation-date>
    <dc:creator>Tristan Mitchell</dc:creator>
  </office:meta>
</office:document-meta>
</file>